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105c2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1" text:outline-level="1"><text:span text:style-name="T1">odfdo</text:span>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 text:restart-numbering="true" text:start-value="-1">First Title of the Second Section</text:h>
        <text:p text:style-name="Text_20_body">First paragraph of the second section.</text:p>
        <text:p text:style-name="Text_20_body">This is the second paragraph with <text:a xlink:type="simple" xlink:href="https://github.com/jdum/odfdo" office:name="Link to the odfdo project" text:style-name="Internet_20_link" text:visited-style-name="Visited_20_Internet_20_Link">an external link</text:a> inside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3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." style:num-suffix="." style:num-format="A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2-18T20:05:10</meta:creation-date>
    <dc:date>2023-12-16T14:17:45.967065003</dc:date>
    <meta:editing-duration>PT50M3S</meta:editing-duration>
    <meta:editing-cycles>22</meta:editing-cycles>
    <meta:generator>LibreOffice/7.4.6.2$MacOSX_AARCH64 LibreOffice_project/5b1f5509c2decdade7fda905e3e1429a67acd63d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10" meta:word-count="68" meta:character-count="371" meta:non-whitespace-character-count="316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